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3072d" officeooo:paragraph-rsid="0013072d"/>
    </style:style>
    <style:style style:name="P2" style:family="paragraph" style:parent-style-name="Standard">
      <style:text-properties fo:language="en" fo:country="GB" officeooo:rsid="00140a1c" officeooo:paragraph-rsid="00140a1c"/>
    </style:style>
    <style:style style:name="P3" style:family="paragraph" style:parent-style-name="Standard">
      <style:text-properties fo:language="en" fo:country="GB" officeooo:rsid="00150f62" officeooo:paragraph-rsid="00150f62"/>
    </style:style>
    <style:style style:name="P4" style:family="paragraph" style:parent-style-name="Standard">
      <style:text-properties fo:language="en" fo:country="GB" officeooo:rsid="0016db53" officeooo:paragraph-rsid="0016db53"/>
    </style:style>
    <style:style style:name="P5" style:family="paragraph" style:parent-style-name="Standard">
      <style:text-properties fo:language="en" fo:country="GB" officeooo:rsid="0017fb36" officeooo:paragraph-rsid="0017fb36"/>
    </style:style>
    <style:style style:name="P6" style:family="paragraph" style:parent-style-name="Standard">
      <style:text-properties fo:language="en" fo:country="GB" officeooo:rsid="00190983" officeooo:paragraph-rsid="00190983"/>
    </style:style>
    <style:style style:name="P7" style:family="paragraph" style:parent-style-name="Standard">
      <style:text-properties fo:language="en" fo:country="GB" officeooo:rsid="001a3d24" officeooo:paragraph-rsid="001a3d24"/>
    </style:style>
    <style:style style:name="P8" style:family="paragraph" style:parent-style-name="Standard">
      <style:text-properties fo:language="en" fo:country="GB" officeooo:rsid="001c1714" officeooo:paragraph-rsid="001c1714"/>
    </style:style>
    <style:style style:name="P9" style:family="paragraph" style:parent-style-name="Standard">
      <style:text-properties fo:language="en" fo:country="GB" officeooo:rsid="001e4c28" officeooo:paragraph-rsid="001e4c28"/>
    </style:style>
    <style:style style:name="P10" style:family="paragraph" style:parent-style-name="Standard">
      <style:text-properties fo:language="en" fo:country="GB" officeooo:rsid="001f93af" officeooo:paragraph-rsid="001f93af"/>
    </style:style>
    <style:style style:name="P11" style:family="paragraph" style:parent-style-name="Standard">
      <style:text-properties fo:language="en" fo:country="GB" officeooo:rsid="001ff2f0" officeooo:paragraph-rsid="001ff2f0"/>
    </style:style>
    <style:style style:name="P12" style:family="paragraph" style:parent-style-name="Standard">
      <style:text-properties fo:language="en" fo:country="GB" officeooo:rsid="002115e6" officeooo:paragraph-rsid="002115e6"/>
    </style:style>
    <style:style style:name="T1" style:family="text">
      <style:text-properties officeooo:rsid="00190983"/>
    </style:style>
    <style:style style:name="T2" style:family="text">
      <style:text-properties officeooo:rsid="001a3d24"/>
    </style:style>
    <style:style style:name="T3" style:family="text">
      <style:text-properties officeooo:rsid="001c1714"/>
    </style:style>
    <style:style style:name="T4" style:family="text">
      <style:text-properties officeooo:rsid="001ed866"/>
    </style:style>
    <style:style style:name="T5" style:family="text">
      <style:text-properties officeooo:rsid="002115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tion <text:span text:style-name="T5">of MyLibrary</text:span></text:p>
      <text:p text:style-name="P12">Tjitze</text:p>
      <text:p text:style-name="P1"/>
      <text:p text:style-name="P1">The first things I uploaded were the folders with utility scripts and <text:span text:style-name="T1">styling</text:span> so that the pages following would look right. Then I created an uploads folder for the images that can be uploaded.</text:p>
      <text:p text:style-name="P2">The first page I put up was the index as that is the default.</text:p>
      <text:p text:style-name="P3">When I first tried to view the index page I <text:span text:style-name="T1">couldn't</text:span> find it.</text:p>
      <text:p text:style-name="P3">This was <text:span text:style-name="T1">because</text:span> I didn’t put the files in the right folder.</text:p>
      <text:p text:style-name="P3">When I put everything in the public_html folder I could view the page.</text:p>
      <text:p text:style-name="P4">Next I uploaded the rest of the pages.</text:p>
      <text:p text:style-name="P5">For the testing of these I’ll also have to export and import my database <text:span text:style-name="T2">and change the database connection variables</text:span>.</text:p>
      <text:p text:style-name="P5"/>
      <text:p text:style-name="P6">The exporting went easily, <text:span text:style-name="T2">with the importing I saw no problems.</text:span></text:p>
      <text:p text:style-name="P7">I found the connection variables that I need to change <text:span text:style-name="T3">and altered them.</text:span></text:p>
      <text:p text:style-name="P7"/>
      <text:p text:style-name="P8">Testing, registering works but the login function does not, there are no errors.</text:p>
      <text:p text:style-name="P9">Problem solved with help from Tabe, there was a blank line in front of the first php opening bracket, xampp lets it slide the server did not.</text:p>
      <text:p text:style-name="P9"/>
      <text:p text:style-name="P9">Testing the rest of the pages, <text:span text:style-name="T4">the insert, search and details pages worked normally.</text:span></text:p>
      <text:p text:style-name="P9"/>
      <text:p text:style-name="P10">It it seems that the password reset email is no longer send upon request. Because this is normally not possible from xampp I used a free yahoo mail service. I will now try to fix it with a mail send from the server.</text:p>
      <text:p text:style-name="P10"/>
      <text:p text:style-name="P11">I made an email account on the server, it now works but the first few times the email arrived in my spam folder. When I clicked the link I got however I got an invalid request error. This was because the link I send still went to my localhost instead of the school server. With this changed the password reset now works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31T11:47:52.825000000</meta:creation-date>
    <dc:date>2021-06-11T12:52:39.973000000</dc:date>
    <meta:editing-duration>P9DT4H19M36S</meta:editing-duration>
    <meta:editing-cycles>10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6" meta:word-count="301" meta:character-count="1610" meta:non-whitespace-character-count="1325"/>
  </office:meta>
</office:document-meta>
</file>